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text-align="start" style:justify-single-word="false" fo:text-indent="0in" style:auto-text-indent="false" fo:padding="0in" fo:border="none"/>
      <style:text-properties officeooo:paragraph-rsid="005cb931"/>
    </style:style>
    <style:style style:name="P2"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77b139" officeooo:paragraph-rsid="0077b139" style:font-size-asian="11pt" style:font-size-complex="11pt"/>
    </style:style>
    <style:style style:name="P3" style:family="paragraph" style:parent-style-name="Standard">
      <style:paragraph-properties fo:margin-left="0in" fo:margin-right="0in" style:line-height-at-least="0.2083in" fo:text-align="start" style:justify-single-word="false" fo:text-indent="0in" style:auto-text-indent="false" fo:padding="0in" fo:border="none"/>
      <style:text-properties fo:font-size="11pt" officeooo:rsid="005ea779" officeooo:paragraph-rsid="00a7da1b" style:font-size-asian="11pt" style:font-size-complex="11pt"/>
    </style:style>
    <style:style style:name="P4"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5cb931" officeooo:paragraph-rsid="005cb931" style:font-size-asian="11pt" style:font-weight-asian="normal" style:font-size-complex="11pt" style:font-weight-complex="normal"/>
    </style:style>
    <style:style style:name="P5"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7b139" officeooo:paragraph-rsid="0077b139" style:font-size-asian="11pt" style:font-weight-asian="normal" style:font-size-complex="11pt" style:font-weight-complex="normal"/>
    </style:style>
    <style:style style:name="P6"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1fe45" style:font-size-asian="11pt" style:font-size-complex="11pt"/>
    </style:style>
    <style:style style:name="P7" style:family="paragraph" style:parent-style-name="Standard">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42714" style:font-size-asian="11pt" style:font-size-complex="11pt"/>
    </style:style>
    <style:style style:name="P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255ac2" style:font-size-asian="11pt" style:font-size-complex="11pt"/>
    </style:style>
    <style:style style:name="P1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3c2f" style:font-size-asian="11pt" style:font-size-complex="11pt"/>
    </style:style>
    <style:style style:name="P1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paragraph-rsid="00144515" style:font-size-asian="11pt" style:font-size-complex="11pt"/>
    </style:style>
    <style:style style:name="P1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2e5901" officeooo:paragraph-rsid="00450beb" style:font-size-asian="11pt" style:font-size-complex="11pt"/>
    </style:style>
    <style:style style:name="P1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af701d" officeooo:paragraph-rsid="00af701d" style:font-size-asian="11pt" style:font-size-complex="11pt"/>
    </style:style>
    <style:style style:name="P1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742cd9" officeooo:paragraph-rsid="00742cd9" style:font-size-asian="11pt" style:font-style-asian="normal" style:font-size-complex="11pt" style:font-style-complex="normal"/>
    </style:style>
    <style:style style:name="P1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362235" officeooo:paragraph-rsid="004ef6af" style:font-size-asian="11pt" style:font-style-asian="normal" style:font-size-complex="11pt" style:font-style-complex="normal"/>
    </style:style>
    <style:style style:name="P1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bold" officeooo:paragraph-rsid="004342f6" style:font-size-asian="11pt" style:font-weight-asian="bold" style:font-size-complex="11pt" style:font-weight-complex="bold"/>
    </style:style>
    <style:style style:name="P1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f7b86" style:font-size-asian="11pt" style:font-size-complex="11pt"/>
    </style:style>
    <style:style style:name="P1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09fdf" style:font-size-asian="11pt" style:font-size-complex="11pt"/>
    </style:style>
    <style:style style:name="P1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362235" style:font-size-asian="11pt" style:font-size-complex="11pt"/>
    </style:style>
    <style:style style:name="P2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50beb" style:font-size-asian="11pt" style:font-size-complex="11pt"/>
    </style:style>
    <style:style style:name="P2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4ef6af" style:font-size-asian="11pt" style:font-size-complex="11pt"/>
    </style:style>
    <style:style style:name="P2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8403fe" style:font-size-asian="11pt" style:font-size-complex="11pt"/>
    </style:style>
    <style:style style:name="P2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3c2f" style:font-size-asian="11pt" style:font-size-complex="11pt"/>
    </style:style>
    <style:style style:name="P2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268db5" style:font-size-asian="11pt" style:font-size-complex="11pt"/>
    </style:style>
    <style:style style:name="P2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44515" style:font-size-asian="11pt" style:font-size-complex="11pt"/>
    </style:style>
    <style:style style:name="P2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9c5e85" style:font-size-asian="11pt" style:font-size-complex="11pt"/>
    </style:style>
    <style:style style:name="P27"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5efb0" style:font-size-asian="11pt" style:font-size-complex="11pt"/>
    </style:style>
    <style:style style:name="P28"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1f8abd" style:font-size-asian="11pt" style:font-size-complex="11pt"/>
    </style:style>
    <style:style style:name="P2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701d" style:font-size-asian="11pt" style:font-size-complex="11pt"/>
    </style:style>
    <style:style style:name="P3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afc90c" style:font-size-asian="11pt" style:font-size-complex="11pt"/>
    </style:style>
    <style:style style:name="P31"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paragraph-rsid="00b42714" style:font-size-asian="11pt" style:font-size-complex="11pt"/>
    </style:style>
    <style:style style:name="P32"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92c41" officeooo:paragraph-rsid="00a92c41" style:font-size-asian="11pt" style:font-size-complex="11pt"/>
    </style:style>
    <style:style style:name="P3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normal" officeooo:rsid="00a5efb0" officeooo:paragraph-rsid="00a5efb0" style:font-size-asian="11pt" style:font-weight-asian="normal" style:font-size-complex="11pt" style:font-weight-complex="normal"/>
    </style:style>
    <style:style style:name="P3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1f3c2f" style:font-size-asian="11pt" style:font-size-complex="11pt"/>
    </style:style>
    <style:style style:name="P3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paragraph-rsid="00a7da1b" style:font-size-asian="11pt" style:font-size-complex="11pt"/>
    </style:style>
    <style:style style:name="P3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rsid="00a5efb0" officeooo:paragraph-rsid="00a5efb0" style:font-size-asian="11pt" style:font-weight-asian="bold" style:font-size-complex="11pt" style:font-weight-complex="bold"/>
    </style:style>
    <style:style style:name="P37"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2f7b86"/>
    </style:style>
    <style:style style:name="P38" style:family="paragraph" style:parent-style-name="Text_20_body">
      <style:paragraph-properties fo:margin-left="0in" fo:margin-right="0in" style:line-height-at-least="0.2083in" fo:text-align="start" style:justify-single-word="false" fo:text-indent="0in" style:auto-text-indent="false" fo:padding="0in" fo:border="none"/>
      <style:text-properties officeooo:paragraph-rsid="006479dc"/>
    </style:style>
    <style:style style:name="P39"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7ddf04" style:font-size-asian="11pt" style:font-size-complex="11pt"/>
    </style:style>
    <style:style style:name="P40"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size="11pt" officeooo:paragraph-rsid="00a24478" style:font-size-asian="11pt" style:font-size-complex="11pt"/>
    </style:style>
    <style:style style:name="P41" style:family="paragraph" style:parent-style-name="Heading_20_1">
      <style:paragraph-properties fo:margin-left="0in" fo:margin-right="0in" style:line-height-at-least="0.2083in" fo:text-align="start" style:justify-single-word="false" fo:text-indent="0in" style:auto-text-indent="false" fo:padding="0in" fo:border="none"/>
      <style:text-properties fo:font-size="11pt" officeooo:paragraph-rsid="006479dc" style:font-size-asian="11pt" style:font-size-complex="11pt"/>
    </style:style>
    <style:style style:name="P42" style:family="paragraph" style:parent-style-name="Standard">
      <style:text-properties style:font-name="Arial" fo:font-size="11pt" style:font-size-asian="11pt" style:font-size-complex="11pt"/>
    </style:style>
    <style:style style:name="P43"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152e2b" officeooo:paragraph-rsid="001f8abd" style:font-size-asian="11pt" style:font-size-complex="11pt"/>
    </style:style>
    <style:style style:name="P44"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b77874" officeooo:paragraph-rsid="00b77874" style:font-size-asian="11pt" style:font-weight-asian="bold" style:font-size-complex="11pt" style:font-weight-complex="bold"/>
    </style:style>
    <style:style style:name="P45"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language="en" fo:country="US" fo:font-style="normal" fo:font-weight="normal" officeooo:rsid="0099e1a9" officeooo:paragraph-rsid="0099e1a9" style:font-size-asian="11pt" style:font-weight-asian="normal" style:font-size-complex="11pt" style:font-weight-complex="normal"/>
    </style:style>
    <style:style style:name="P46" style:family="paragraph" style:parent-style-name="Text_20_body">
      <style:paragraph-properties fo:margin-left="0in" fo:margin-right="0in" style:line-height-at-least="0.2083in" fo:text-align="start" style:justify-single-word="false" fo:text-indent="0in" style:auto-text-indent="false" fo:padding="0in" fo:border="none"/>
      <style:text-properties fo:font-variant="normal" fo:text-transform="none" style:font-name="Arial" fo:font-size="11pt" fo:font-style="normal" fo:font-weight="bold" officeooo:rsid="0012d5f0" officeooo:paragraph-rsid="00b42714" style:font-size-asian="11pt" style:font-weight-asian="bold" style:font-size-complex="11pt" style:font-weight-complex="bold"/>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language="en" fo:country="US" fo:font-weight="bold" officeooo:rsid="0012d5f0"/>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2d5f0" style:font-weight-asian="bold" style:font-weight-complex="bold"/>
    </style:style>
    <style:style style:name="T6" style:family="text">
      <style:text-properties fo:language="en" fo:country="US" fo:font-weight="bold" officeooo:rsid="0043786c" style:font-weight-asian="bold" style:font-weight-complex="bold"/>
    </style:style>
    <style:style style:name="T7" style:family="text">
      <style:text-properties fo:language="en" fo:country="US" fo:font-weight="bold" officeooo:rsid="00475955" style:font-weight-asian="bold" style:font-weight-complex="bold"/>
    </style:style>
    <style:style style:name="T8" style:family="text">
      <style:text-properties fo:language="en" fo:country="US" fo:font-weight="bold" officeooo:rsid="004d8513" style:font-weight-asian="bold" style:font-weight-complex="bold"/>
    </style:style>
    <style:style style:name="T9" style:family="text">
      <style:text-properties fo:language="en" fo:country="US" fo:font-weight="bold" officeooo:rsid="007ab9b2" style:font-weight-asian="bold" style:font-weight-complex="bold"/>
    </style:style>
    <style:style style:name="T10" style:family="text">
      <style:text-properties fo:language="en" fo:country="US" fo:font-weight="bold" officeooo:rsid="00866a5f" style:font-weight-asian="bold" style:font-weight-complex="bold"/>
    </style:style>
    <style:style style:name="T11" style:family="text">
      <style:text-properties fo:language="en" fo:country="US" fo:font-weight="bold" officeooo:rsid="001f3c2f"/>
    </style:style>
    <style:style style:name="T12" style:family="text">
      <style:text-properties fo:language="en" fo:country="US" officeooo:rsid="0012080f"/>
    </style:style>
    <style:style style:name="T13" style:family="text">
      <style:text-properties fo:language="en" fo:country="US" officeooo:rsid="001503b8"/>
    </style:style>
    <style:style style:name="T14" style:family="text">
      <style:text-properties fo:language="en" fo:country="US" officeooo:rsid="00152e2b"/>
    </style:style>
    <style:style style:name="T15" style:family="text">
      <style:text-properties fo:language="en" fo:country="US" officeooo:rsid="0015dcb3"/>
    </style:style>
    <style:style style:name="T16" style:family="text">
      <style:text-properties fo:language="en" fo:country="US" officeooo:rsid="0018ac07"/>
    </style:style>
    <style:style style:name="T17" style:family="text">
      <style:text-properties fo:language="en" fo:country="US" officeooo:rsid="001a5baa"/>
    </style:style>
    <style:style style:name="T18" style:family="text">
      <style:text-properties fo:language="en" fo:country="US" officeooo:rsid="001c4672"/>
    </style:style>
    <style:style style:name="T19" style:family="text">
      <style:text-properties fo:language="en" fo:country="US" officeooo:rsid="001d920b"/>
    </style:style>
    <style:style style:name="T20" style:family="text">
      <style:text-properties fo:language="en" fo:country="US" officeooo:rsid="001eadb0"/>
    </style:style>
    <style:style style:name="T21" style:family="text">
      <style:text-properties fo:language="en" fo:country="US" officeooo:rsid="001f3c2f"/>
    </style:style>
    <style:style style:name="T22" style:family="text">
      <style:text-properties fo:language="en" fo:country="US" officeooo:rsid="001f8abd"/>
    </style:style>
    <style:style style:name="T23" style:family="text">
      <style:text-properties fo:language="en" fo:country="US" style:font-weight-asian="bold" style:font-weight-complex="bold"/>
    </style:style>
    <style:style style:name="T24" style:family="text">
      <style:text-properties fo:language="en" fo:country="US" officeooo:rsid="00152e2b" style:font-weight-asian="bold" style:font-weight-complex="bold"/>
    </style:style>
    <style:style style:name="T25" style:family="text">
      <style:text-properties fo:language="en" fo:country="US" officeooo:rsid="001f3c2f" style:font-weight-asian="bold" style:font-weight-complex="bold"/>
    </style:style>
    <style:style style:name="T26" style:family="text">
      <style:text-properties fo:language="en" fo:country="US" officeooo:rsid="00227720" style:font-weight-asian="bold" style:font-weight-complex="bold"/>
    </style:style>
    <style:style style:name="T27" style:family="text">
      <style:text-properties fo:language="en" fo:country="US" officeooo:rsid="00255ac2" style:font-weight-asian="bold" style:font-weight-complex="bold"/>
    </style:style>
    <style:style style:name="T28" style:family="text">
      <style:text-properties fo:language="en" fo:country="US" officeooo:rsid="00268db5" style:font-weight-asian="bold" style:font-weight-complex="bold"/>
    </style:style>
    <style:style style:name="T29" style:family="text">
      <style:text-properties fo:language="en" fo:country="US" officeooo:rsid="00281bb4" style:font-weight-asian="bold" style:font-weight-complex="bold"/>
    </style:style>
    <style:style style:name="T30" style:family="text">
      <style:text-properties fo:language="en" fo:country="US" officeooo:rsid="00299aa0" style:font-weight-asian="bold" style:font-weight-complex="bold"/>
    </style:style>
    <style:style style:name="T31" style:family="text">
      <style:text-properties fo:language="en" fo:country="US" officeooo:rsid="00a7da1b" style:font-weight-asian="bold" style:font-weight-complex="bold"/>
    </style:style>
    <style:style style:name="T32" style:family="text">
      <style:text-properties fo:language="en" fo:country="US" officeooo:rsid="00ad6cd8" style:font-weight-asian="bold" style:font-weight-complex="bold"/>
    </style:style>
    <style:style style:name="T33" style:family="text">
      <style:text-properties fo:language="en" fo:country="US" officeooo:rsid="00af4101" style:font-weight-asian="bold" style:font-weight-complex="bold"/>
    </style:style>
    <style:style style:name="T34" style:family="text">
      <style:text-properties fo:language="en" fo:country="US" officeooo:rsid="00af701d" style:font-weight-asian="bold" style:font-weight-complex="bold"/>
    </style:style>
    <style:style style:name="T35" style:family="text">
      <style:text-properties fo:language="en" fo:country="US" officeooo:rsid="0023924a"/>
    </style:style>
    <style:style style:name="T36" style:family="text">
      <style:text-properties fo:language="en" fo:country="US" officeooo:rsid="00255ac2"/>
    </style:style>
    <style:style style:name="T37" style:family="text">
      <style:text-properties fo:language="en" fo:country="US" officeooo:rsid="00256b71"/>
    </style:style>
    <style:style style:name="T38" style:family="text">
      <style:text-properties fo:language="en" fo:country="US" officeooo:rsid="00281bb4"/>
    </style:style>
    <style:style style:name="T39" style:family="text">
      <style:text-properties fo:language="en" fo:country="US" officeooo:rsid="00299aa0"/>
    </style:style>
    <style:style style:name="T40" style:family="text">
      <style:text-properties fo:language="en" fo:country="US" officeooo:rsid="002d6620"/>
    </style:style>
    <style:style style:name="T41" style:family="text">
      <style:text-properties fo:language="en" fo:country="US" officeooo:rsid="002e5901"/>
    </style:style>
    <style:style style:name="T42" style:family="text">
      <style:text-properties fo:language="en" fo:country="US" officeooo:rsid="002f7b8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0309fdf" style:font-style-asian="italic" style:font-style-complex="italic"/>
    </style:style>
    <style:style style:name="T45" style:family="text">
      <style:text-properties fo:language="en" fo:country="US" fo:font-style="italic" officeooo:rsid="00323468" style:font-style-asian="italic" style:font-style-complex="italic"/>
    </style:style>
    <style:style style:name="T46" style:family="text">
      <style:text-properties fo:language="en" fo:country="US" fo:font-style="italic" officeooo:rsid="003242b5" style:font-style-asian="italic" style:font-style-complex="italic"/>
    </style:style>
    <style:style style:name="T47" style:family="text">
      <style:text-properties fo:language="en" fo:country="US" fo:font-style="italic" officeooo:rsid="00339cf9" style:font-style-asian="italic" style:font-style-complex="italic"/>
    </style:style>
    <style:style style:name="T48" style:family="text">
      <style:text-properties fo:language="en" fo:country="US" fo:font-style="italic" officeooo:rsid="003570d8" style:font-style-asian="italic" style:font-style-complex="italic"/>
    </style:style>
    <style:style style:name="T49" style:family="text">
      <style:text-properties fo:language="en" fo:country="US" fo:font-style="italic" officeooo:rsid="00362235" style:font-style-asian="italic" style:font-style-complex="italic"/>
    </style:style>
    <style:style style:name="T50" style:family="text">
      <style:text-properties fo:language="en" fo:country="US" fo:font-style="italic" officeooo:rsid="002e5901" style:font-style-asian="italic" style:font-style-complex="italic"/>
    </style:style>
    <style:style style:name="T51" style:family="text">
      <style:text-properties fo:language="en" fo:country="US" fo:font-style="italic" officeooo:rsid="0057ee8d" style:font-style-asian="italic" style:font-style-complex="italic"/>
    </style:style>
    <style:style style:name="T52" style:family="text">
      <style:text-properties fo:language="en" fo:country="US" fo:font-style="italic" officeooo:rsid="0060b096" style:font-style-asian="italic" style:font-style-complex="italic"/>
    </style:style>
    <style:style style:name="T53" style:family="text">
      <style:text-properties fo:language="en" fo:country="US" fo:font-style="italic" officeooo:rsid="00b068ac" style:font-style-asian="italic" style:font-style-complex="italic"/>
    </style:style>
    <style:style style:name="T54" style:family="text">
      <style:text-properties fo:language="en" fo:country="US" officeooo:rsid="00309fdf"/>
    </style:style>
    <style:style style:name="T55" style:family="text">
      <style:text-properties fo:language="en" fo:country="US" officeooo:rsid="00323468" style:font-style-asian="normal" style:font-style-complex="normal"/>
    </style:style>
    <style:style style:name="T56" style:family="text">
      <style:text-properties fo:language="en" fo:country="US" officeooo:rsid="003242b5" style:font-style-asian="normal" style:font-style-complex="normal"/>
    </style:style>
    <style:style style:name="T57" style:family="text">
      <style:text-properties fo:language="en" fo:country="US" officeooo:rsid="00339cf9" style:font-style-asian="normal" style:font-style-complex="normal"/>
    </style:style>
    <style:style style:name="T58" style:family="text">
      <style:text-properties fo:language="en" fo:country="US" officeooo:rsid="00362235" style:font-style-asian="normal" style:font-style-complex="normal"/>
    </style:style>
    <style:style style:name="T59" style:family="text">
      <style:text-properties fo:language="en" fo:country="US" officeooo:rsid="0043786c" style:font-style-asian="normal" style:font-style-complex="normal"/>
    </style:style>
    <style:style style:name="T60" style:family="text">
      <style:text-properties fo:language="en" fo:country="US" officeooo:rsid="0057ee8d" style:font-style-asian="normal" style:font-style-complex="normal"/>
    </style:style>
    <style:style style:name="T61" style:family="text">
      <style:text-properties fo:language="en" fo:country="US" officeooo:rsid="00afc90c" style:font-style-asian="normal" style:font-style-complex="normal"/>
    </style:style>
    <style:style style:name="T62" style:family="text">
      <style:text-properties fo:language="en" fo:country="US" officeooo:rsid="00b068ac" style:font-style-asian="normal" style:font-style-complex="normal"/>
    </style:style>
    <style:style style:name="T63" style:family="text">
      <style:text-properties fo:language="en" fo:country="US" officeooo:rsid="0034be29"/>
    </style:style>
    <style:style style:name="T64" style:family="text">
      <style:text-properties fo:language="en" fo:country="US" officeooo:rsid="003570d8"/>
    </style:style>
    <style:style style:name="T65" style:family="text">
      <style:text-properties fo:language="en" fo:country="US" officeooo:rsid="00362235"/>
    </style:style>
    <style:style style:name="T66" style:family="text">
      <style:text-properties fo:language="en" fo:country="US" officeooo:rsid="003c6c3f"/>
    </style:style>
    <style:style style:name="T67" style:family="text">
      <style:text-properties fo:language="en" fo:country="US" officeooo:rsid="003fa591"/>
    </style:style>
    <style:style style:name="T68" style:family="text">
      <style:text-properties fo:language="en" fo:country="US" officeooo:rsid="0041a138"/>
    </style:style>
    <style:style style:name="T69" style:family="text">
      <style:text-properties fo:language="en" fo:country="US" officeooo:rsid="0043786c"/>
    </style:style>
    <style:style style:name="T70" style:family="text">
      <style:text-properties fo:language="en" fo:country="US" officeooo:rsid="0044d195"/>
    </style:style>
    <style:style style:name="T71" style:family="text">
      <style:text-properties fo:language="en" fo:country="US" officeooo:rsid="004df114"/>
    </style:style>
    <style:style style:name="T72" style:family="text">
      <style:text-properties fo:language="en" fo:country="US" officeooo:rsid="00521ca6"/>
    </style:style>
    <style:style style:name="T73" style:family="text">
      <style:text-properties fo:language="en" fo:country="US" officeooo:rsid="00537e04"/>
    </style:style>
    <style:style style:name="T74" style:family="text">
      <style:text-properties fo:language="en" fo:country="US" officeooo:rsid="00542aab"/>
    </style:style>
    <style:style style:name="T75" style:family="text">
      <style:text-properties fo:language="en" fo:country="US" officeooo:rsid="00575fc3"/>
    </style:style>
    <style:style style:name="T76" style:family="text">
      <style:text-properties fo:language="en" fo:country="US" officeooo:rsid="0057ee8d"/>
    </style:style>
    <style:style style:name="T77" style:family="text">
      <style:text-properties fo:language="en" fo:country="US" officeooo:rsid="0058699f"/>
    </style:style>
    <style:style style:name="T78" style:family="text">
      <style:text-properties fo:language="en" fo:country="US" officeooo:rsid="0059c2af"/>
    </style:style>
    <style:style style:name="T79" style:family="text">
      <style:text-properties fo:language="en" fo:country="US" officeooo:rsid="005d505d"/>
    </style:style>
    <style:style style:name="T80" style:family="text">
      <style:text-properties fo:language="en" fo:country="US" officeooo:rsid="005de464"/>
    </style:style>
    <style:style style:name="T81" style:family="text">
      <style:text-properties fo:language="en" fo:country="US" officeooo:rsid="0060b096"/>
    </style:style>
    <style:style style:name="T82" style:family="text">
      <style:text-properties fo:language="en" fo:country="US" officeooo:rsid="00626278"/>
    </style:style>
    <style:style style:name="T83" style:family="text">
      <style:text-properties fo:language="en" fo:country="US" officeooo:rsid="00630279"/>
    </style:style>
    <style:style style:name="T84" style:family="text">
      <style:text-properties fo:language="en" fo:country="US" officeooo:rsid="0067790f"/>
    </style:style>
    <style:style style:name="T85" style:family="text">
      <style:text-properties fo:language="en" fo:country="US" officeooo:rsid="0069949c"/>
    </style:style>
    <style:style style:name="T86" style:family="text">
      <style:text-properties fo:language="en" fo:country="US" officeooo:rsid="006a663f"/>
    </style:style>
    <style:style style:name="T87" style:family="text">
      <style:text-properties fo:language="en" fo:country="US" officeooo:rsid="006a73f0"/>
    </style:style>
    <style:style style:name="T88" style:family="text">
      <style:text-properties fo:language="en" fo:country="US" officeooo:rsid="006b2429"/>
    </style:style>
    <style:style style:name="T89" style:family="text">
      <style:text-properties fo:language="en" fo:country="US" officeooo:rsid="006cd4f6"/>
    </style:style>
    <style:style style:name="T90" style:family="text">
      <style:text-properties fo:language="en" fo:country="US" officeooo:rsid="006f4599"/>
    </style:style>
    <style:style style:name="T91" style:family="text">
      <style:text-properties fo:language="en" fo:country="US" officeooo:rsid="0070d444"/>
    </style:style>
    <style:style style:name="T92" style:family="text">
      <style:text-properties fo:language="en" fo:country="US" officeooo:rsid="00756f76"/>
    </style:style>
    <style:style style:name="T93" style:family="text">
      <style:text-properties fo:language="en" fo:country="US" officeooo:rsid="00783aee"/>
    </style:style>
    <style:style style:name="T94" style:family="text">
      <style:text-properties fo:language="en" fo:country="US" officeooo:rsid="007a572f"/>
    </style:style>
    <style:style style:name="T95" style:family="text">
      <style:text-properties fo:language="en" fo:country="US" officeooo:rsid="008019af"/>
    </style:style>
    <style:style style:name="T96" style:family="text">
      <style:text-properties fo:language="en" fo:country="US" officeooo:rsid="008045ea"/>
    </style:style>
    <style:style style:name="T97" style:family="text">
      <style:text-properties fo:language="en" fo:country="US" officeooo:rsid="00808b5b"/>
    </style:style>
    <style:style style:name="T98" style:family="text">
      <style:text-properties fo:language="en" fo:country="US" officeooo:rsid="0082304e"/>
    </style:style>
    <style:style style:name="T99" style:family="text">
      <style:text-properties fo:language="en" fo:country="US" officeooo:rsid="0083cf4a"/>
    </style:style>
    <style:style style:name="T100" style:family="text">
      <style:text-properties fo:language="en" fo:country="US" officeooo:rsid="008403fe"/>
    </style:style>
    <style:style style:name="T101" style:family="text">
      <style:text-properties fo:language="en" fo:country="US" officeooo:rsid="0088ba03"/>
    </style:style>
    <style:style style:name="T102" style:family="text">
      <style:text-properties fo:language="en" fo:country="US" officeooo:rsid="008a5da0"/>
    </style:style>
    <style:style style:name="T103" style:family="text">
      <style:text-properties fo:language="en" fo:country="US" officeooo:rsid="008af38f"/>
    </style:style>
    <style:style style:name="T104" style:family="text">
      <style:text-properties fo:language="en" fo:country="US" officeooo:rsid="008d021a"/>
    </style:style>
    <style:style style:name="T105" style:family="text">
      <style:text-properties fo:language="en" fo:country="US" officeooo:rsid="009c5e85"/>
    </style:style>
    <style:style style:name="T106" style:family="text">
      <style:text-properties fo:language="en" fo:country="US" officeooo:rsid="009e5b7e"/>
    </style:style>
    <style:style style:name="T107" style:family="text">
      <style:text-properties fo:language="en" fo:country="US" officeooo:rsid="00a11d39"/>
    </style:style>
    <style:style style:name="T108" style:family="text">
      <style:text-properties fo:language="en" fo:country="US" officeooo:rsid="00a51733"/>
    </style:style>
    <style:style style:name="T109" style:family="text">
      <style:text-properties fo:language="en" fo:country="US" officeooo:rsid="00a5efb0"/>
    </style:style>
    <style:style style:name="T110" style:family="text">
      <style:text-properties fo:language="en" fo:country="US" officeooo:rsid="00a7da1b"/>
    </style:style>
    <style:style style:name="T111" style:family="text">
      <style:text-properties fo:language="en" fo:country="US" officeooo:rsid="00a92c41"/>
    </style:style>
    <style:style style:name="T112" style:family="text">
      <style:text-properties fo:language="en" fo:country="US" officeooo:rsid="00aba477"/>
    </style:style>
    <style:style style:name="T113" style:family="text">
      <style:text-properties fo:language="en" fo:country="US" officeooo:rsid="00ad0ba3"/>
    </style:style>
    <style:style style:name="T114" style:family="text">
      <style:text-properties fo:language="en" fo:country="US" officeooo:rsid="00ad6cd8"/>
    </style:style>
    <style:style style:name="T115" style:family="text">
      <style:text-properties fo:language="en" fo:country="US" officeooo:rsid="00af701d"/>
    </style:style>
    <style:style style:name="T116" style:family="text">
      <style:text-properties fo:language="en" fo:country="US" officeooo:rsid="00afc90c"/>
    </style:style>
    <style:style style:name="T117" style:family="text">
      <style:text-properties fo:language="en" fo:country="US" officeooo:rsid="00b1fe45"/>
    </style:style>
    <style:style style:name="T118" style:family="text">
      <style:text-properties fo:language="en" fo:country="US" officeooo:rsid="00b3731e"/>
    </style:style>
    <style:style style:name="T119" style:family="text">
      <style:text-properties fo:language="en" fo:country="US" officeooo:rsid="00b638c0"/>
    </style:style>
    <style:style style:name="T120" style:family="text">
      <style:text-properties fo:language="en" fo:country="US" officeooo:rsid="00b77d69"/>
    </style:style>
    <style:style style:name="T121" style:family="text">
      <style:text-properties fo:font-weight="bold" officeooo:rsid="0012d5f0" style:font-weight-asian="bold" style:font-weight-complex="bold"/>
    </style:style>
    <style:style style:name="T122" style:family="text">
      <style:text-properties fo:font-weight="bold" officeooo:rsid="0043786c" style:font-weight-asian="bold" style:font-weight-complex="bold"/>
    </style:style>
    <style:style style:name="T123" style:family="text">
      <style:text-properties fo:font-weight="bold" officeooo:rsid="00af4101" style:font-weight-asian="bold" style:font-weight-complex="bold"/>
    </style:style>
    <style:style style:name="T124" style:family="text">
      <style:text-properties fo:font-weight="bold" officeooo:rsid="00b42714" style:font-weight-asian="bold" style:font-weight-complex="bold"/>
    </style:style>
    <style:style style:name="T125" style:family="text">
      <style:text-properties fo:font-style="italic" style:font-style-asian="italic" style:font-style-complex="italic"/>
    </style:style>
    <style:style style:name="T126" style:family="text">
      <style:text-properties officeooo:rsid="002f7b86"/>
    </style:style>
    <style:style style:name="T127" style:family="text">
      <style:text-properties fo:font-variant="normal" fo:text-transform="none" style:font-name="Arial" fo:font-size="11pt" fo:language="en" fo:country="US" fo:font-style="normal" fo:font-weight="normal" officeooo:rsid="005cb931" style:font-size-asian="11pt" style:font-style-asian="normal" style:font-size-complex="11pt" style:font-style-complex="normal"/>
    </style:style>
    <style:style style:name="T128" style:family="text">
      <style:text-properties fo:font-variant="normal" fo:text-transform="none" style:font-name="Arial" fo:font-size="11pt" fo:language="en" fo:country="US" fo:font-style="normal" fo:font-weight="normal" style:font-size-asian="11pt" style:font-weight-asian="normal" style:font-size-complex="11pt" style:font-weight-complex="normal"/>
    </style:style>
    <style:style style:name="T129" style:family="text">
      <style:text-properties fo:font-variant="normal" fo:text-transform="none" style:font-name="Arial" fo:font-size="11pt" fo:language="en" fo:country="US" fo:font-style="normal" fo:font-weight="normal" officeooo:rsid="00860263" style:font-size-asian="11pt" style:font-weight-asian="normal" style:font-size-complex="11pt" style:font-weight-complex="normal"/>
    </style:style>
    <style:style style:name="T130" style:family="text">
      <style:text-properties fo:font-variant="normal" fo:text-transform="none" style:font-name="Arial" fo:font-size="11pt" fo:language="en" fo:country="US" fo:font-style="normal" fo:font-weight="normal" officeooo:rsid="005cb931" style:font-size-asian="11pt" style:font-weight-asian="normal" style:font-size-complex="11pt" style:font-weight-complex="normal"/>
    </style:style>
    <style:style style:name="T131" style:family="text">
      <style:text-properties fo:font-variant="normal" fo:text-transform="none" style:font-name="Arial" fo:font-size="11pt" fo:language="en" fo:country="US" fo:font-style="normal" fo:font-weight="normal" style:font-size-asian="11pt" style:font-size-complex="11pt"/>
    </style:style>
    <style:style style:name="T132" style:family="text">
      <style:text-properties fo:font-variant="normal" fo:text-transform="none" style:font-name="Arial" fo:font-size="11pt" fo:language="en" fo:country="US" fo:font-style="normal" fo:font-weight="normal" officeooo:rsid="002f7b86" style:font-size-asian="11pt" style:font-size-complex="11pt"/>
    </style:style>
    <style:style style:name="T133" style:family="text">
      <style:text-properties fo:font-variant="normal" fo:text-transform="none" style:font-name="Arial" fo:language="en" fo:country="US" fo:font-style="normal" fo:font-weight="normal"/>
    </style:style>
    <style:style style:name="T134" style:family="text">
      <style:text-properties fo:font-variant="normal" fo:text-transform="none" style:font-name="Arial" fo:language="en" fo:country="US" fo:font-style="normal" fo:font-weight="normal" style:font-weight-asian="normal" style:font-weight-complex="normal"/>
    </style:style>
    <style:style style:name="T135" style:family="text">
      <style:text-properties fo:font-variant="normal" fo:text-transform="none" style:font-name="Arial" fo:language="en" fo:country="US" fo:font-style="normal" fo:font-weight="normal" officeooo:rsid="004342f6" style:font-weight-asian="normal" style:font-weight-complex="normal"/>
    </style:style>
    <style:style style:name="T136" style:family="text">
      <style:text-properties fo:font-variant="normal" fo:text-transform="none" style:font-name="Arial" fo:language="en" fo:country="US" fo:font-style="normal" fo:font-weight="normal" officeooo:rsid="005cb931" style:font-weight-asian="normal" style:font-weight-complex="normal"/>
    </style:style>
    <style:style style:name="T137" style:family="text">
      <style:text-properties fo:font-variant="normal" fo:text-transform="none" style:font-name="Arial" fo:language="en" fo:country="US" fo:font-style="normal" fo:font-weight="normal" officeooo:rsid="005ee233" style:font-weight-asian="normal" style:font-weight-complex="normal"/>
    </style:style>
    <style:style style:name="T138" style:family="text">
      <style:text-properties fo:font-variant="normal" fo:text-transform="none" style:font-name="Arial" fo:language="en" fo:country="US" fo:font-style="normal" fo:font-weight="normal" officeooo:rsid="00653353" style:font-weight-asian="normal" style:font-weight-complex="normal"/>
    </style:style>
    <style:style style:name="T139" style:family="text">
      <style:text-properties fo:font-variant="normal" fo:text-transform="none" style:font-name="Arial" fo:language="en" fo:country="US" fo:font-style="normal" fo:font-weight="normal" officeooo:rsid="008d13ad"/>
    </style:style>
    <style:style style:name="T140" style:family="text">
      <style:text-properties fo:font-variant="normal" fo:text-transform="none" style:font-name="Arial" fo:language="en" fo:country="US" fo:font-style="normal" fo:font-weight="normal" officeooo:rsid="00209cc6"/>
    </style:style>
    <style:style style:name="T141" style:family="text">
      <style:text-properties fo:font-variant="normal" fo:text-transform="none" style:font-name="Arial" fo:language="en" fo:country="US" fo:font-style="normal" fo:font-weight="normal" officeooo:rsid="001503b8"/>
    </style:style>
    <style:style style:name="T142" style:family="text">
      <style:text-properties fo:font-variant="normal" fo:text-transform="none" style:font-name="Arial" fo:language="en" fo:country="US" fo:font-style="normal" fo:font-weight="normal" officeooo:rsid="008e9bd9"/>
    </style:style>
    <style:style style:name="T143" style:family="text">
      <style:text-properties fo:font-variant="normal" fo:text-transform="none" style:font-name="Arial" fo:language="en" fo:country="US" fo:font-style="normal" fo:font-weight="normal" officeooo:rsid="004ef6af"/>
    </style:style>
    <style:style style:name="T144" style:family="text">
      <style:text-properties fo:font-variant="normal" fo:text-transform="none" style:font-name="Arial" fo:language="en" fo:country="US" fo:font-style="normal" fo:font-weight="normal" officeooo:rsid="002bdf3e"/>
    </style:style>
    <style:style style:name="T145" style:family="text">
      <style:text-properties fo:font-variant="normal" fo:text-transform="none" style:font-name="Arial" fo:language="en" fo:country="US" fo:font-style="normal" fo:font-weight="normal" officeooo:rsid="00907e6b"/>
    </style:style>
    <style:style style:name="T146" style:family="text">
      <style:text-properties fo:font-variant="normal" fo:text-transform="none" style:font-name="Arial" fo:language="en" fo:country="US" fo:font-style="normal" fo:font-weight="normal" officeooo:rsid="003a9ed5"/>
    </style:style>
    <style:style style:name="T147" style:family="text">
      <style:text-properties fo:font-variant="normal" fo:text-transform="none" style:font-name="Arial" fo:language="en" fo:country="US" fo:font-style="normal" fo:font-weight="normal" officeooo:rsid="003f1855"/>
    </style:style>
    <style:style style:name="T148" style:family="text">
      <style:text-properties fo:font-variant="normal" fo:text-transform="none" style:font-name="Arial" fo:language="en" fo:country="US" fo:font-style="normal" fo:font-weight="normal" officeooo:rsid="003a7de6"/>
    </style:style>
    <style:style style:name="T149" style:family="text">
      <style:text-properties fo:font-variant="normal" fo:text-transform="none" style:font-name="Arial" fo:language="en" fo:country="US" fo:font-style="normal" fo:font-weight="normal" officeooo:rsid="002e5901"/>
    </style:style>
    <style:style style:name="T150" style:family="text">
      <style:text-properties fo:font-variant="normal" fo:text-transform="none" style:font-name="Arial" fo:language="en" fo:country="US" fo:font-style="normal" fo:font-weight="normal" officeooo:rsid="007dfd58"/>
    </style:style>
    <style:style style:name="T151" style:family="text">
      <style:text-properties fo:font-variant="normal" fo:text-transform="none" style:font-name="Arial" fo:language="en" fo:country="US" fo:font-style="normal" fo:font-weight="normal" officeooo:rsid="0043786c"/>
    </style:style>
    <style:style style:name="T152" style:family="text">
      <style:text-properties fo:font-variant="normal" fo:text-transform="none" style:font-name="Arial" fo:language="en" fo:country="US" fo:font-style="normal" fo:font-weight="normal" officeooo:rsid="0079df96"/>
    </style:style>
    <style:style style:name="T153" style:family="text">
      <style:text-properties fo:font-variant="normal" fo:text-transform="none" style:font-name="Arial" fo:language="en" fo:country="US" fo:font-style="normal" fo:font-weight="normal" officeooo:rsid="007e61c2"/>
    </style:style>
    <style:style style:name="T154" style:family="text">
      <style:text-properties fo:font-variant="normal" fo:text-transform="none" style:font-name="Arial" fo:language="en" fo:country="US" fo:font-style="normal" fo:font-weight="normal" officeooo:rsid="0054f158"/>
    </style:style>
    <style:style style:name="T155" style:family="text">
      <style:text-properties fo:font-variant="normal" fo:text-transform="none" style:font-name="Arial" fo:language="en" fo:country="US" fo:font-style="normal" fo:font-weight="normal" officeooo:rsid="005cb931"/>
    </style:style>
    <style:style style:name="T156" style:family="text">
      <style:text-properties fo:font-variant="normal" fo:text-transform="none" style:font-name="Arial" fo:language="en" fo:country="US" fo:font-style="normal" fo:font-weight="normal" officeooo:rsid="00552dbb"/>
    </style:style>
    <style:style style:name="T157" style:family="text">
      <style:text-properties fo:font-variant="normal" fo:text-transform="none" style:font-name="Arial" fo:language="en" fo:country="US" fo:font-style="normal" fo:font-weight="normal" officeooo:rsid="0055b6fe"/>
    </style:style>
    <style:style style:name="T158" style:family="text">
      <style:text-properties fo:font-variant="normal" fo:text-transform="none" style:font-name="Arial" fo:language="en" fo:country="US" fo:font-style="normal" fo:font-weight="normal" officeooo:rsid="0050db01"/>
    </style:style>
    <style:style style:name="T159" style:family="text">
      <style:text-properties fo:font-variant="normal" fo:text-transform="none" style:font-name="Arial" fo:language="en" fo:country="US" fo:font-style="normal" fo:font-weight="normal" officeooo:rsid="0041a138"/>
    </style:style>
    <style:style style:name="T160" style:family="text">
      <style:text-properties fo:font-variant="normal" fo:text-transform="none" style:font-name="Arial" fo:language="en" fo:country="US" fo:font-style="normal" fo:font-weight="normal" officeooo:rsid="0076f1c8"/>
    </style:style>
    <style:style style:name="T161" style:family="text">
      <style:text-properties fo:font-variant="normal" fo:text-transform="none" style:font-name="Arial" fo:language="en" fo:country="US" fo:font-style="normal" fo:font-weight="normal" officeooo:rsid="003d386c"/>
    </style:style>
    <style:style style:name="T162" style:family="text">
      <style:text-properties fo:font-variant="normal" fo:text-transform="none" style:font-name="Arial" fo:language="en" fo:country="US" fo:font-style="normal" fo:font-weight="normal" officeooo:rsid="0048f91d"/>
    </style:style>
    <style:style style:name="T163" style:family="text">
      <style:text-properties fo:font-variant="normal" fo:text-transform="none" style:font-name="Arial" fo:language="en" fo:country="US" fo:font-style="normal" fo:font-weight="normal" officeooo:rsid="0048f91d" style:font-style-asian="normal" style:font-weight-asian="normal" style:font-style-complex="normal" style:font-weight-complex="normal"/>
    </style:style>
    <style:style style:name="T164" style:family="text">
      <style:text-properties fo:font-variant="normal" fo:text-transform="none" style:font-name="Arial" fo:language="en" fo:country="US" fo:font-style="normal" fo:font-weight="normal" officeooo:rsid="005cb931" style:font-style-asian="normal" style:font-style-complex="normal"/>
    </style:style>
    <style:style style:name="T165" style:family="text">
      <style:text-properties fo:font-variant="normal" fo:text-transform="none" style:font-name="Arial" fo:language="en" fo:country="US" fo:font-style="normal" fo:font-weight="normal" officeooo:rsid="006479dc" style:font-style-asian="normal" style:font-style-complex="normal"/>
    </style:style>
    <style:style style:name="T166" style:family="text">
      <style:text-properties fo:font-variant="normal" fo:text-transform="none" style:font-name="Arial" fo:language="en" fo:country="US" fo:font-style="normal" fo:font-weight="normal" officeooo:rsid="00756f76"/>
    </style:style>
    <style:style style:name="T167" style:family="text">
      <style:text-properties fo:font-variant="normal" fo:text-transform="none" style:font-name="Arial" fo:language="en" fo:country="US" fo:font-style="normal" fo:font-weight="normal" officeooo:rsid="007ddf04"/>
    </style:style>
    <style:style style:name="T168" style:family="text">
      <style:text-properties fo:font-variant="normal" fo:text-transform="none" style:font-name="Arial" fo:language="en" fo:country="US" fo:font-style="normal" fo:font-weight="normal" officeooo:rsid="00362235"/>
    </style:style>
    <style:style style:name="T169" style:family="text">
      <style:text-properties fo:font-variant="normal" fo:text-transform="none" style:font-name="Arial" fo:language="en" fo:country="US" fo:font-style="normal" fo:font-weight="normal" officeooo:rsid="009afcc6"/>
    </style:style>
    <style:style style:name="T170" style:family="text">
      <style:text-properties fo:font-variant="normal" fo:text-transform="none" style:font-name="Arial" fo:language="en" fo:country="US" fo:font-style="normal" fo:font-weight="bold"/>
    </style:style>
    <style:style style:name="T171" style:family="text">
      <style:text-properties fo:font-variant="normal" fo:text-transform="none" style:font-name="Arial" fo:language="en" fo:country="US" fo:font-style="normal" fo:font-weight="bold" officeooo:rsid="00392cb1"/>
    </style:style>
    <style:style style:name="T172" style:family="text">
      <style:text-properties fo:font-variant="normal" fo:text-transform="none" style:font-name="Arial" fo:language="en" fo:country="US" fo:font-style="normal" fo:font-weight="bold" officeooo:rsid="002bdf3e"/>
    </style:style>
    <style:style style:name="T173" style:family="text">
      <style:text-properties fo:font-variant="normal" fo:text-transform="none" style:font-name="Arial" fo:language="en" fo:country="US" fo:font-style="normal" fo:font-weight="bold" officeooo:rsid="0029ed97"/>
    </style:style>
    <style:style style:name="T174" style:family="text">
      <style:text-properties fo:font-variant="normal" fo:text-transform="none" style:font-name="Arial" fo:language="en" fo:country="US" fo:font-style="normal" fo:font-weight="bold" style:font-weight-asian="bold" style:font-weight-complex="bold"/>
    </style:style>
    <style:style style:name="T175" style:family="text">
      <style:text-properties fo:font-variant="normal" fo:text-transform="none" style:font-name="Arial" fo:language="en" fo:country="US" fo:font-style="italic" fo:font-weight="normal" style:font-style-asian="italic" style:font-style-complex="italic"/>
    </style:style>
    <style:style style:name="T176" style:family="text">
      <style:text-properties fo:font-variant="normal" fo:text-transform="none" style:font-name="Arial" fo:language="en" fo:country="US" fo:font-style="italic" fo:font-weight="normal" officeooo:rsid="006479dc" style:font-style-asian="italic" style:font-style-complex="italic"/>
    </style:style>
    <style:style style:name="T177" style:family="text">
      <style:text-properties fo:font-variant="normal" fo:text-transform="none" style:font-name="Arial" fo:font-style="normal" fo:font-weight="normal"/>
    </style:style>
    <style:style style:name="T178" style:family="text">
      <style:text-properties fo:font-variant="normal" fo:text-transform="none" style:font-name="Arial" fo:font-style="normal" fo:font-weight="bold" officeooo:rsid="002bdf3e" style:font-weight-asian="bold" style:font-weight-complex="bold"/>
    </style:style>
    <style:style style:name="T179" style:family="text">
      <style:text-properties fo:font-variant="normal" fo:text-transform="none" style:font-name="Arial" fo:font-style="normal" fo:font-weight="bold" officeooo:rsid="0012d5f0" style:font-weight-asian="bold" style:font-weight-complex="bold"/>
    </style:style>
    <style:style style:name="T180" style:family="text">
      <style:text-properties style:font-name="Arial"/>
    </style:style>
    <style:style style:name="T181" style:family="text">
      <style:text-properties style:font-name="Arial" fo:language="en" fo:country="US"/>
    </style:style>
    <style:style style:name="T182" style:family="text">
      <style:text-properties style:font-name="Arial" fo:font-size="11pt" fo:language="en" fo:country="US" officeooo:rsid="005cb931" style:font-size-asian="11pt" style:font-weight-asian="normal" style:font-size-complex="11pt" style:font-weight-complex="normal"/>
    </style:style>
    <style:style style:name="T183" style:family="text">
      <style:text-properties style:font-name="Arial" fo:font-size="11pt" fo:language="en" fo:country="US" officeooo:rsid="0066fc51" style:font-size-asian="11pt" style:font-weight-asian="normal" style:font-size-complex="11pt" style:font-weight-complex="normal"/>
    </style:style>
    <style:style style:name="T184" style:family="text">
      <style:text-properties style:font-name="Arial" fo:font-size="11pt" fo:language="en" fo:country="US" officeooo:rsid="005cb931" style:font-size-asian="11pt" style:font-style-asian="normal" style:font-size-complex="11pt" style:font-style-complex="normal"/>
    </style:style>
    <style:style style:name="T185" style:family="text">
      <style:text-properties style:font-name="Arial" fo:font-size="11pt" fo:language="en" fo:country="US" officeooo:rsid="009144ea" style:font-size-asian="11pt" style:font-style-asian="normal" style:font-size-complex="11pt" style:font-style-complex="normal"/>
    </style:style>
    <style:style style:name="T186" style:family="text">
      <style:text-properties style:font-name="Arial" fo:font-size="11pt" fo:language="en" fo:country="US" style:font-size-asian="11pt" style:font-size-complex="11pt"/>
    </style:style>
    <style:style style:name="T187" style:family="text">
      <style:text-properties officeooo:rsid="0041a138"/>
    </style:style>
    <style:style style:name="T188" style:family="text">
      <style:text-properties officeooo:rsid="0069949c"/>
    </style:style>
    <style:style style:name="T189" style:family="text">
      <style:text-properties officeooo:rsid="00742cd9"/>
    </style:style>
    <style:style style:name="T190" style:family="text">
      <style:text-properties fo:font-weight="normal"/>
    </style:style>
    <style:style style:name="T191" style:family="text">
      <style:text-properties officeooo:rsid="00a7da1b" style:font-weight-asian="bold" style:font-weight-complex="bold"/>
    </style:style>
    <style:style style:name="T192" style:family="text">
      <style:text-properties officeooo:rsid="0012d5f0" style:font-weight-asian="bold" style:font-weight-complex="bold"/>
    </style:style>
    <style:style style:name="T193" style:family="text">
      <style:text-properties style:text-position="33% 80%" fo:language="en" fo:country="US" officeooo:rsid="00a5ef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1. </text:span><text:span text:style-name="T11">Introduction</text:span></text:p>
      <text:p text:style-name="P20"><text:span text:style-name="T11">1.1 </text:span><text:span text:style-name="T2">The Importance of Neurodevelopmental Trajectories</text:span><text:line-break/><text:line-break/><text:span text:style-name="T1">A recent trend</text:span> <text:span text:style-name="T1">in developmental and clinical neuroscience is </text:span><text:span text:style-name="T13">the</text:span><text:span text:style-name="T1"> re-conceptualization of </text:span><text:span text:style-name="T17">many of the most common and debilitating psychiatric disorders</text:span><text:span text:style-name="T1"> as </text:span><text:span text:style-name="T16">resul</text:span><text:span text:style-name="T54">t</text:span><text:span text:style-name="T70">ing</text:span><text:span text:style-name="T16"> </text:span><text:span text:style-name="T70">from</text:span><text:span text:style-name="T54"> </text:span><text:span text:style-name="T15">a</text:span><text:span text:style-name="T1">bnormal brain development </text:span><text:span text:style-name="T15">(e.g., Di Martino et al., 2014; </text:span><text:span text:style-name="T41">Insel, 2014</text:span><text:span text:style-name="T42">b; </text:span><text:span text:style-name="T54">Keshavan &amp; Paus, 2015</text:span><text:span text:style-name="T15">)</text:span><text:span text:style-name="T1">. </text:span><text:span text:style-name="T13">Concomitant with this </text:span><text:span text:style-name="T14">neurodevelopmental </text:span><text:span text:style-name="T13">re-conceptualization is the </text:span><text:span text:style-name="T12">adoption of longitudinal </text:span><text:span text:style-name="T40">as opposed to </text:span><text:span text:style-name="T1">cross-sectional studies of brain </text:span><text:span text:style-name="T15">maturation </text:span><text:span text:style-name="T1">in clinical and non-clinical populations </text:span><text:span text:style-name="T106">(e.g., Mills &amp; Tamnes, 2014)</text:span><text:span text:style-name="T1">. Insel (2014</text:span><text:span text:style-name="T42">b</text:span><text:span text:style-name="T1">) motivates this </text:span><text:span text:style-name="T20">shift </text:span><text:span text:style-name="T17">b</text:span><text:span text:style-name="T13">y </text:span><text:span text:style-name="T17">comparing neurodevelopmental to neurodegenerative disorders such as </text:span><text:span text:style-name="T19">Parkinson's</text:span><text:span text:style-name="T17">, where </text:span><text:span text:style-name="T19">diagnostic </text:span><text:span text:style-name="T17">neuropathologies </text:span><text:span text:style-name="T75">(or biomarkers) </text:span><text:span text:style-name="T18">are often observed </text:span><text:span text:style-name="T19">a decade </text:span><text:span text:style-name="T18">prior to the </text:span><text:span text:style-name="T17">manifestation of </text:span><text:span text:style-name="T90">hallmark </text:span><text:span text:style-name="T19">cognitive/behavioral symptoms such as memory loss</text:span><text:span text:style-name="T17">. </text:span><text:span text:style-name="T107">With this in mind,</text:span><text:span text:style-name="T17"> </text:span><text:span text:style-name="T13">characterizing “behavioral disorders” such as attention-deficit/hyperactivity disorder (ADHD) </text:span><text:span text:style-name="T19">primarily on the basis of behavioral </text:span><text:span text:style-name="T21">symptoms could easily impede efforts at early detection, intervention, and correction of these disorders: </text:span><text:span text:style-name="T41">“[W]hen a group of disorders is defined as </text:span><text:span text:style-name="T50">behavioral</text:span><text:span text:style-name="T41">, knowing that behavioral symptoms are the final stage of a long-term pathological process, the opportunity for early detection and early intervention may be missed” (Insel, 2014</text:span><text:span text:style-name="T42">b</text:span><text:span text:style-name="T41">, p. 1728).</text:span></text:p>
      <text:p text:style-name="P12"/>
      <text:p text:style-name="P28"><text:span text:style-name="T21">Given this background, researchers and clinicians </text:span><text:span text:style-name="T35">have shifted their focus to characterizing</text:span><text:span text:style-name="T21"> n</text:span><text:span text:style-name="T19">eurodevelopmental trajectories </text:span><text:span text:style-name="T35">via</text:span><text:span text:style-name="T19"> </text:span><text:span text:style-name="T22">charts showing how</text:span><text:span text:style-name="T21"> indices of brain maturation vary </text:span><text:span text:style-name="T37">with </text:span><text:span text:style-name="T21">age.</text:span><text:span text:style-name="T19"> </text:span><text:span text:style-name="T21">The potential use of such indices in </text:span><text:span text:style-name="T36">clinical</text:span><text:span text:style-name="T21"> settings is exciting. </text:span><text:span text:style-name="T14">As Geidd and Rap</text:span><text:span text:style-name="T65">o</text:span><text:span text:style-name="T14">port (2010, p. 730) note in the context of ADHD , “clinical improvement is often mirrored by a convergence of developmental trajectories toward typical development and ... persistence of ADHD is accompanied by a progressive divergence away from typical development.” The </text:span><text:span text:style-name="T18">great </text:span><text:span text:style-name="T14">hope is that </text:span><text:span text:style-name="T15">this </text:span><text:span text:style-name="T14">research on neurodevelopmental trajectories will lead the way toward mental “growth charts,” psychiatric analogs of the chart</text:span><text:span text:style-name="T22">s commonly</text:span><text:span text:style-name="T14"> used by pediatricians to identify aberrant patterns of body growth (</text:span><text:span text:style-name="T15">e.g., </text:span><text:span text:style-name="T14">Insel, 2014</text:span><text:span text:style-name="T42">a</text:span><text:span text:style-name="T14">).</text:span></text:p>
      <text:p text:style-name="P8"/>
      <text:p text:style-name="P32"><text:span text:style-name="T14">S</text:span><text:span text:style-name="T1">haw, Gogtay, and Rapoport (2010) discuss why longitudinal studies are necessary in the context of ADHD since the disorder is marked by a highly variable clinical outcome (i.e., the degree to which childhood ADHD remits in adulthood). </text:span></text:p>
      <text:p text:style-name="P8"/>
      <text:p text:style-name="P9">"Neural changes, biomarkers, can be detected as much as a decade prior to the first symptoms of many neurodegenerative disorders" (Insel, 2014<text:span text:style-name="T126">b</text:span>, p. 1727)</text:p>
      <text:p text:style-name="P9"/>
      <text:p text:style-name="P9">"Early developmental trajectories are inherently unpredictable, influenced by complex psychosocial factors, so the accuracy of a biological or cognitive predictor may be inherently less in childhood" (Insel, 2014<text:span text:style-name="T126">b</text:span>, p. 1728)</text:p>
      <text:p text:style-name="P9"/>
      <text:p text:style-name="P9"><text:soft-page-break/>Clinicians and researchers now view many of the most common and and debilitating psychiatric conditions as neurodevelopmental disorders. Viewed in this light, one strategy for diagnosing conditions such as attention-deficit/hyperactivity disorder (ADHD), autism spectrum disorder, and schizophrenia is to identify their characteristic non-normative patterns of brain development, rather than focusing on overt behavioral symptoms. The hope is that by identifying non-normative neurodevelopmental trajectories, drug- or behavior-based interventions can be targeted toward putting an individual back on the road towards the normative trajectory of brain development. As Geidd and Rap<text:span text:style-name="T189">o</text:span>port (2010, p. 730) note in the context of ADHD , "clinical improvement is often mirrored by a convergence of developmental trajectories toward typical development and ... persistence of ADHD is accompanied by a progressive divergence away from typical development."</text:p>
      <text:p text:style-name="P10"/>
      <text:p text:style-name="P34"><text:span text:style-name="T24">1.</text:span><text:span text:style-name="T25">2 </text:span><text:span text:style-name="T27">Estimating Neurodevelopmental Trajectories</text:span></text:p>
      <text:p text:style-name="P24"><text:span text:style-name="T31">N</text:span><text:span text:style-name="T25">eurodevelopment</text:span><text:span text:style-name="T27">al trajectories can be </text:span><text:span text:style-name="T33">estimated</text:span><text:span text:style-name="T25"> </text:span><text:span text:style-name="T33">using</text:span><text:span text:style-name="T25"> a variety of </text:span><text:span text:style-name="T27">neuroimaging </text:span><text:span text:style-name="T26">techniques </text:span><text:span text:style-name="T29">(e.g., indices of </text:span><text:span text:style-name="T32">functional </text:span><text:span text:style-name="T29">connectivity obtained from rs-fMRI)</text:span><text:span text:style-name="T25">, </text:span><text:span text:style-name="T31">but </text:span><text:span text:style-name="T25">the predominant </text:span><text:span text:style-name="T30">approach </text:span><text:span text:style-name="T34">is anatomical and </text:span><text:span text:style-name="T30">involves </text:span><text:span text:style-name="T31">the extraction of </text:span><text:span text:style-name="T30">morphometric and volumetric estimates </text:span><text:span text:style-name="T31">of brain maturation </text:span><text:span text:style-name="T30">via</text:span><text:span text:style-name="T25"> structural MRI (sMRI). </text:span><text:span text:style-name="T28">Thus, the typical </text:span><text:span text:style-name="T1">starting point for </text:span><text:span text:style-name="T38">constructing a </text:span><text:span text:style-name="T1">neurodevelopmental trajector</text:span><text:span text:style-name="T38">y</text:span><text:span text:style-name="T1"> is the acquisition </text:span><text:span text:style-name="T109">and pre-</text:span><text:span text:style-name="T39">processing </text:span><text:span text:style-name="T1">of high-resolution T1-weighted anatomical scans.</text:span></text:p>
      <text:p text:style-name="P36"><text:span text:style-name="T92">1.</text:span><text:span text:style-name="T1">2.1 Acquisition and Pre-Processing</text:span></text:p>
      <text:p text:style-name="P44"><text:span text:style-name="Emphasis">Cortical reconstruction and volumetric segmentation</text:span> was performed with the Freesurfer image analysis suite, which is documented and freely available for download online (<text:a xlink:type="simple" xlink:href="http://surfer.nmr.mgh.harvard.edu/" text:style-name="Internet_20_link" text:visited-style-name="Visited_20_Internet_20_Link">http://surfer.nmr.mgh.harvard.edu/</text:a>). The technical details of these procedures are described in prior publications (e.g., Dale et al., 1999). Briefly, this processing includes removal of non-brain tissue using a hybrid watershed/surface deformation procedure (Segonne et al., 2004), automated Talairach transformation, segmentation of the subcortical white matter and deep gray matter volumetric structures (including hippocampus, amygdala, caudate, putamen, ventricles) (Fischl et al., 2002; Fischl et al., 2004a) intensity normalization (Sled et al., 1998), tessellation of the gray matter white matter boundary, automated topology correction (Fischl et al., 2001; Segonne et al., 2007), and surface deformation following intensity gradients to optimally place the gray/white and gray/CSF borders at the location where the greatest shift in intensity defines the transition to the other tissue class (Dale et al., 1999; Dale and Sereno, 1993; Fischl and Dale, 2000). Once the cortical models are complete, a number of deformable procedures can be performed for further data processing and analysis including surface inflation (Fischl et al., 1999a), registration to a spherical atlas which is based on individual cortical folding patterns to match cortical geometry across subjects (Fischl et al., 1999b), parcellation of the cerebral cortex into units with respect to gyral and sulcal structure (Desikan et al., 2006; Fischl et al., 2004b), and creation of a variety of surface based data including maps of curvature and sulcal depth. This method uses both intensity and continuity information from the entire three dimensional MR volume in segmentation and deformation procedures to produce representations of cortical thickness, calculated as the closest distance from the gray/white boundary to the gray/CSF boundary at each vertex on the tessellated surface (Fischl and Dale, 2000). The maps are created using spatial intensity gradients across tissue classes and are therefore not simply reliant on absolute signal intensity. The maps produced are not restricted to the voxel resolution of the <text:soft-page-break/>original data thus are capable of detecting submillimeter differences between groups. Procedures for the measurement of cortical thickness have been validated against histological analysis (Rosas et al., 2002) and manual measurements (Kuperberg et al., 2003; Salat et al., 2004). Freesurfer morphometric procedures have been demonstrated to show good test-retest reliability across scanner manufacturers and across field strengths (Han et al., 2006; Reuter et al., 2012). </text:p>
      <text:p text:style-name="P36"><text:span text:style-name="T92">1.</text:span><text:span text:style-name="T1">2.2 Volumetric Measures</text:span></text:p>
      <text:p text:style-name="P33"><text:span text:style-name="T1">w</text:span><text:span text:style-name="T92">hole brain volume, gray/white matter volumetric </text:span><text:span text:style-name="T110">measurements</text:span></text:p>
      <text:p text:style-name="P36"><text:span text:style-name="T92">1.</text:span><text:span text:style-name="T1">2.3 Surface-Based Measures</text:span></text:p>
      <text:p text:style-name="P29"><text:span text:style-name="T109">C</text:span><text:span text:style-name="T92">ortical thickness: </text:span><text:span text:style-name="T109">distance between white/gray matter boundary</text:span></text:p>
      <text:p text:style-name="P6"><text:span text:style-name="T109">Estimates of cortical </text:span><text:span text:style-name="T119">volume and </text:span><text:span text:style-name="T109">thickness </text:span><text:span text:style-name="T115">can be obtained </text:span><text:span text:style-name="T109">using </text:span><text:span text:style-name="T117">open-source </text:span><text:span text:style-name="T115">software libraries such as </text:span><text:span text:style-name="T109">FreeSurfer </text:span><text:span text:style-name="T115">(e.g., Dale &amp; Fischl, 1999)</text:span><text:span text:style-name="T109">.</text:span><text:bookmark text:name="__tag_475750424"/><text:span text:style-name="T193"> </text:span></text:p>
      <text:p text:style-name="P29"><text:line-break/><text:line-break/><text:line-break/><text:span text:style-name="T121">2. </text:span><text:span text:style-name="T123">Neurodevelopmental Trajectories and </text:span><text:span text:style-name="T4">ADHD</text:span><text:line-break/><text:line-break/><text:span text:style-name="T1">ADHD, the most common childhood psychiatric disorder (Geidd &amp; Rapoport, 2010), is </text:span><text:span text:style-name="T12">typically </text:span><text:span text:style-name="T1">characterized by </text:span><text:span text:style-name="T91">the </text:span><text:span text:style-name="T12">cognitive/behavioral </text:span><text:span text:style-name="T1">symptoms </text:span><text:span text:style-name="T91">of hyperactivity, lack of concentration, </text:span><text:span text:style-name="T114">and </text:span><text:span text:style-name="T118">inattentiveness.</text:span><text:span text:style-name="T1"> It is commonly accepted that, relative to healthy controls, individuals with ADHD show delay</text:span><text:span text:style-name="T109">ed</text:span><text:span text:style-name="T1"> neurodevelopmental trajectories, </text:span><text:span text:style-name="T109">with the general shape of the trajectory mirroring that of the healthy controls but shifted rightward on the age </text:span><text:span text:style-name="T112">dimension</text:span><text:span text:style-name="T1">. For example, developmental delays of up to XX years in the thickness of the frontal lobes ha</text:span><text:span text:style-name="T113">ve</text:span><text:span text:style-name="T1"> been found in ADHD (Geidd</text:span> <text:span text:style-name="T1">&amp; Rapoport, 2010).</text:span><text:line-break/></text:p>
      <text:p text:style-name="P36">2.1 Rightward Shift of Neurodevelopmental Trajectories</text:p>
      <text:p text:style-name="P27"/>
      <text:p text:style-name="P35"><text:span text:style-name="T191">2.2 Regions of Interest</text:span><text:span text:style-name="T190"><text:line-break/><text:line-break/><text:line-break/></text:span><text:span text:style-name="T192">3. </text:span><text:span text:style-name="T23">Effect of Head Motion on Morphometric and Volumetric Estimates</text:span></text:p>
      <text:p text:style-name="P45">Previous research has convincingly demonstrated that morphometric and volumetric measures (e.g., cortical thickness, gray matter volume, etc.) of brain maturation are sensitive to even small amounts of <text:s/>subject head motion.</text:p>
      <text:p text:style-name="P1"><text:span text:style-name="T128">“The relative phase evolution of the MR signal induced as a result of the nuclear spin motion between the phase encode steps, presents as ghosting </text:span><text:span text:style-name="T129">and </text:span><text:span text:style-name="T128">blurring of signal intensity to incorrect locations in the image space [</text:span><text:a xlink:type="simple" xlink:href="http://www.ncbi.nlm.nih.gov/pmc/articles/PMC3687083/#R1" text:style-name="Internet_20_link" text:visited-style-name="Visited_20_Internet_20_Link">1</text:a><text:span text:style-name="T128">]. Inter-scan motion and small ranges of within-scan motion may be corrected by retrospective techniques, e.g. [</text:span><text:bookmark text:name="__tag_320284446"/><text:a xlink:type="simple" xlink:href="http://www.ncbi.nlm.nih.gov/pmc/articles/PMC3687083/#R2" text:style-name="Internet_20_link" text:visited-style-name="Visited_20_Internet_20_Link">2</text:a><text:span text:style-name="T128">], but these techniques cannot correct the ghost and blurring artifacts due to within-scan and within-plane motion” </text:span><text:span text:style-name="T130">(Gholipour</text:span><text:span text:style-name="T182"> et al., 2013 </text:span><text:span text:style-name="T183">p. ??</text:span><text:span text:style-name="T130">)</text:span></text:p>
      <text:p text:style-name="P4"/>
      <text:p text:style-name="P2"><text:soft-page-break/><text:span text:style-name="T136">I</text:span><text:span text:style-name="T134">ntra-scan motion (i.e, intra-TR motion)</text:span></text:p>
      <text:p text:style-name="P5">Inter-scan motion (i.e., inter-TR motion)</text:p>
      <text:p text:style-name="P4"/>
      <text:p text:style-name="P3"><text:span text:style-name="T137">In contrast to rigid inter-scan bulk motion, i</text:span><text:span text:style-name="T134">ntra-scan “micro-movements” result in ghosting, blurring, and smearing that cannot </text:span><text:span text:style-name="T138">typically </text:span><text:span text:style-name="T134">be </text:span><text:span text:style-name="T138">c</text:span><text:span text:style-name="T134">orrected </text:span><text:span text:style-name="T138">retrospectively </text:span><text:span text:style-name="T134">(e.g., Alexander-Bloch et al., 2016).</text:span></text:p>
      <text:p text:style-name="P16"/>
      <text:p text:style-name="P40"><text:span text:style-name="T135">Scan lengths increase with the push toward higher resolution structural scans and quantitative imaging. Reducing scan time now sufficient as there are biological limits that are being approached (e.g., Zaitsev et al. 2013).</text:span><text:span text:style-name="T177"><text:line-break/><text:line-break/></text:span><text:span text:style-name="T133">TODO: Add modified figures/analyses from Pardoe et al. paper?</text:span><text:span text:style-name="T177"><text:line-break/><text:line-break/></text:span><text:span text:style-name="T133">Although neurodevelopmental trajectories constructed from sMRI</text:span><text:span text:style-name="T177"> </text:span><text:span text:style-name="T133">data offer immense promise for elucidating the neuropathologies</text:span><text:span text:style-name="T177"> </text:span><text:span text:style-name="T133">underlying psychiatric disorders such as ADHD, autism, and schizophrenia, researchers and clinicians interested in harnessing this potential face a number of significant challenges. Chief among these, especially when considering application to</text:span><text:span text:style-name="T139"> </text:span><text:span text:style-name="T133">clinical populations of </text:span><text:span text:style-name="T139">hyperkinetic </text:span><text:span text:style-name="T133">children and adolescents, is the issue of head motion. It is well known that such bulk motion results in degraded data. Even in images judged as free of motion artifact, motion messes things up (REFERENCE).</text:span><text:span text:style-name="T177"><text:line-break/><text:line-break/></text:span><text:span text:style-name="T133">Despite the promise of these findings relating ADHD </text:span><text:span text:style-name="T140">and </text:span><text:span text:style-name="T133">ab</text:span><text:span text:style-name="T140">normal </text:span><text:span text:style-name="T133">neurodevelopmental trajectories, they remain provisional in light of the now well established confounding influence of head motion on morphometric and volumetric estimates derived from sMRI</text:span><text:span text:style-name="T177"> </text:span><text:span text:style-name="T133">data. In a recent paper, Pardoe at al. (in press) investigated the effect of subject motion on the morphometric and volumetric estimates. Using three open access datasets involving children, adolescents, and adults with ADHD (ADHD-200; REFERENCE), autism </text:span><text:span text:style-name="T141">spectrum disorder</text:span><text:span text:style-name="T133"> (ABIDE; Di Martino et al., YEAR), and schizophrenia (COBRE; REFERENCE), they examined the effects of motion on cortical thickness estimates and gray matter estimates.</text:span><text:span text:style-name="T177"><text:line-break/><text:line-break/></text:span><text:span text:style-name="T133">With the importance of sMRI</text:span><text:span text:style-name="T177"> </text:span><text:span text:style-name="T133">for clinical understanding and a shift from qualitative T1-weighted images to quantitative T1 maps (e.g., Deoni), … </text:span><text:span text:style-name="T177"><text:line-break/><text:line-break/></text:span><text:span text:style-name="T133">Using the EPI images resulting from fMRI scans (whether task- or resting state-based), researchers can obtain a proxy for subject motion during the structural scan (see Alexander-Bloch et al., 2016; Pardoe et al., in press). This approach has been successfully used by researchers </text:span><text:span text:style-name="T177"><text:line-break/><text:line-break/></text:span><text:span text:style-name="T133">There now exists a large literature examining the effects of motion in the rs-fMRI literature. However, given the nature of sMRI</text:span><text:span text:style-name="T177"> </text:span><text:span text:style-name="T133">acquisition, motion correction for sMRI</text:span><text:span text:style-name="T177"> </text:span><text:span text:style-name="T133">is still an open issue.</text:span><text:span text:style-name="T177"><text:line-break/><text:line-break/></text:span><text:span text:style-name="T133">Pardoe at al. (in press) used the parameters obtained from rigid-body registration of rs-fMRI scans to approximate the amount of motion in the subject's sMRI</text:span><text:span text:style-name="T177"> </text:span><text:span text:style-name="T133">scan. Given the ease of collection and subsequent ubiquity of rs-fMRI data, such an approach is widely used in the literature (REFERENCE). </text:span><text:soft-page-break/><text:span text:style-name="T133">However, it is at best a noisy proxy for the true amount of subject "micro-movement" during an sMRI</text:span><text:span text:style-name="T177"> </text:span><text:span text:style-name="T133">scan. As discussed by Pardoe et al. (in press): "anyone who is familiar with running an MRI scan knows that this assumed relationship will not always be true at the individual level. Sometimes an individual will move during the structural MRI and not during the rsfMRI</text:span><text:span text:style-name="T177"> </text:span><text:span text:style-name="T133">acquisition, and vice versa. Furthermore, rsfMRI</text:span><text:span text:style-name="T177"> </text:span><text:span text:style-name="T133">may not always be available."</text:span><text:span text:style-name="T177"><text:line-break/><text:line-break/></text:span><text:span text:style-name="T133">In addition to these concerns, the goodness of rs-fMRI data as a proxy for motion during the structural scan was assessed in relation to qualitative ratings of the structural scans, and micro-motion during the structural scan results in degradation of the sMRI</text:span><text:span text:style-name="T177"> </text:span><text:span text:style-name="T133">image that raters often miss (REFERENCE).</text:span><text:span text:style-name="T177"><text:line-break/><text:line-break/></text:span><text:span text:style-name="T133">Thus, there remains a pressing need for accurate, automated methods of motion correction for sMRI. The next section reviews a number of proposals for motion-correcting sMRI</text:span><text:span text:style-name="T177"> </text:span><text:span text:style-name="T133">data.</text:span><text:span text:style-name="T177"><text:line-break/><text:line-break/></text:span><text:span text:style-name="T178">4. </text:span><text:span text:style-name="T170">Motion Correction </text:span><text:span text:style-name="T171">for</text:span><text:span text:style-name="T172"> </text:span><text:span text:style-name="T173">Structural </text:span><text:span text:style-name="T170">MRI</text:span><text:span text:style-name="T177"><text:line-break/><text:line-break/></text:span><text:span text:style-name="T133">Given the acquisitional</text:span><text:span text:style-name="T177"> </text:span><text:span text:style-name="T133">cost</text:span><text:span text:style-name="T142">s</text:span><text:span text:style-name="T133"> of MRI data, clinicians and researchers working with motion-prone populations have developed a variety of techniques </text:span><text:span text:style-name="T169">t</text:span><text:span text:style-name="T133">o facilitate the collection of </text:span><text:span text:style-name="T144">usable</text:span><text:span text:style-name="T177"> </text:span><text:span text:style-name="T133">data </text:span><text:span text:style-name="T145">and salvage motion-corrupted data. </text:span><text:span text:style-name="T133">Although we cannot be exhaustive, below we </text:span><text:span text:style-name="T143">provide a </text:span><text:span text:style-name="T133">brief review approaches we feel hold the most promise for application to the population of children and adolescents with ADHD. For more comprehensive overviews, </text:span><text:span text:style-name="T146">the</text:span><text:span text:style-name="T133"> interested reader is directed to </text:span><text:span text:style-name="T147">two </text:span><text:span text:style-name="T133">recent reviews by Zaitsev, </text:span><text:span text:style-name="T148">Maclaren, and Herbst </text:span><text:span text:style-name="T133">(201</text:span><text:span text:style-name="T148">5</text:span><text:span text:style-name="T133">) and Maclaren et al. (201</text:span><text:span text:style-name="T149">3</text:span><text:span text:style-name="T133">).</text:span><text:span text:style-name="T177"><text:line-break/><text:line-break/></text:span><text:span text:style-name="T179">4.1 </text:span><text:span text:style-name="T174">Restraint, Sedation, and Behavioral Training</text:span><text:span text:style-name="T177"><text:line-break/><text:line-break/></text:span><text:span text:style-name="T133">One set of approaches to fixing the problem of subject motion may be broadly </text:span><text:span text:style-name="T150">characterized as</text:span><text:span text:style-name="T133"> “motion </text:span><text:span text:style-name="T151">prevention</text:span><text:span text:style-name="T133">.” Perhaps the bluntest approach </text:span><text:span text:style-name="T152">to motion prevention</text:span><text:span text:style-name="T151"> is to p</text:span><text:span text:style-name="T133">hysically </text:span><text:span text:style-name="T151">constrain the movement of</text:span><text:span text:style-name="T133"> a subject's head </text:span><text:span text:style-name="T151">using bite bars, vacuum immobilizer cushions, </text:span><text:span text:style-name="T153">or other means</text:span><text:span text:style-name="T133">. </text:span><text:span text:style-name="T151">Despite the fact that this approach</text:span><text:span text:style-name="T133"> requir</text:span><text:span text:style-name="T151">es the co-operation of</text:span><text:span text:style-name="T133"> a compliant subject, </text:span><text:span text:style-name="T151">and the fact that</text:span><text:span text:style-name="T133"> </text:span><text:span text:style-name="T151">the </text:span><text:span text:style-name="T133">restraints are typically uncomfortable, </text:span><text:span text:style-name="T151">this approach is the most widely used in clinical settings (e.g., Zaitsev et al. 2015). However, it is</text:span><text:span text:style-name="T133"> not entirely effective. </text:span><text:span text:style-name="T155">G</text:span><text:span text:style-name="T181">eneral anesthesia</text:span><text:span text:style-name="T133"> is another option, </text:span><text:span text:style-name="T154">but </text:span><text:span text:style-name="T155">sedation</text:span><text:span text:style-name="T156"> </text:span><text:span text:style-name="T154">raises concerns about </text:span><text:span text:style-name="T133">patient safety. </text:span><text:span text:style-name="T154">In addition to </text:span><text:span text:style-name="T157">these </text:span><text:span text:style-name="T154">safety concerns, even sedation </text:span><text:span text:style-name="T151">is not entirely effective </text:span><text:span text:style-name="T158">at preventing motion </text:span><text:span text:style-name="T154">and is thus</text:span><text:span text:style-name="T158"> difficult to justify</text:span><text:span text:style-name="T151">.</text:span><text:span text:style-name="T177"><text:line-break/><text:line-break/></text:span><text:span text:style-name="T133">Another approach </text:span><text:span text:style-name="T154">to reducing subject movement </text:span><text:span text:style-name="T133">is </text:span><text:span text:style-name="T154">through </text:span><text:span text:style-name="T133">behavioral training, where the subject is </text:span><text:span text:style-name="T154">familiarized with the scanner environment and </text:span><text:span text:style-name="T133">trained to keep still </text:span><text:span text:style-name="T151">during a scanning sessions </text:span><text:span text:style-name="T154">(e.g., Woods-Frohlich, Martin, &amp; Malisza, 2016)</text:span><text:span text:style-name="T133">. </text:span><text:span text:style-name="T154">Although successful at reducing motion, t</text:span><text:span text:style-name="T159">raining requires </text:span><text:span text:style-name="T154">the co-operation of </text:span><text:span text:style-name="T159">a compliant subject, </text:span><text:span text:style-name="T160">unlike</text:span><text:span text:style-name="T159"> children and adolescents with ADHD. </text:span><text:span text:style-name="T154">And like physical restrain</text:span><text:span text:style-name="T169">t</text:span><text:span text:style-name="T154"> and sedation,</text:span><text:span text:style-name="T159"> </text:span><text:span text:style-name="T154">post-training MR images typically show </text:span><text:span text:style-name="T161">motion </text:span><text:span text:style-name="T151">artifacts </text:span><text:span text:style-name="T154">that </text:span><text:span text:style-name="T151">remain to be corrected. </text:span><text:span text:style-name="T162">Thus, current research has shifted away from developing methods that attempt to </text:span><text:span text:style-name="T163">prevent </text:span><text:span text:style-name="T162">motion in favor of developing methods that attempt to remove (or at least reduce) the image artifacts caused by motion.</text:span></text:p>
      <text:p text:style-name="P31"><text:span text:style-name="T5">4.</text:span><text:span text:style-name="T7">2</text:span><text:span text:style-name="T5"> </text:span><text:span text:style-name="T6">Retrospective Motion Correction</text:span><text:span text:style-name="T69"><text:line-break/></text:span><text:soft-page-break/><text:span text:style-name="T69"><text:line-break/>Retrospective motion correction (RMC) </text:span><text:span text:style-name="T77">and other post-processing techniques </text:span><text:span text:style-name="T69">involve the application of algorithms that correct for motion artifacts </text:span><text:span text:style-name="T59">after </text:span><text:span text:style-name="T69">the data have been acquired. Such techniques are widely used by and familiar to most clinicians and researchers utilizing functional MRI (fMRI) </text:span><text:span text:style-name="T67">and include the rigid-body </text:span><text:span text:style-name="T68">transformations</text:span><text:span text:style-name="T67"> used to align </text:span><text:span text:style-name="T68">functional images</text:span><text:span text:style-name="T69">. Given the nature of sMRI image acquisition, however, RMC approaches are unwieldy to apply in this domain. In addition </text:span><text:span text:style-name="T78">to being only partially effective</text:span><text:span text:style-name="T69">, RMC techniques tend to be computationally </text:span><text:span text:style-name="T68">intensive</text:span><text:span text:style-name="T69">, </text:span><text:span text:style-name="T68">which </text:span><text:span text:style-name="T69">p</text:span><text:span text:style-name="T68">laces</text:span><text:span text:style-name="T69"> limit</text:span><text:span text:style-name="T68">s</text:span><text:span text:style-name="T69"> their clinical applicability.</text:span></text:p>
      <text:p text:style-name="P7"><text:span text:style-name="T121">4.</text:span><text:span text:style-name="T124">2.1</text:span><text:span text:style-name="T4"> Reconstruction </text:span><text:span text:style-name="T10">Approaches</text:span><text:line-break/><text:line-break/><text:span text:style-name="T187">A </text:span><text:span text:style-name="T1">preliminary and experimental approach to motion correction uses a </text:span><text:span text:style-name="T101">iterative </text:span><text:span text:style-name="T1">trial-and-error strategy </text:span><text:span text:style-name="T68">to "auto-focus" </text:span><text:span text:style-name="T71">and</text:span><text:span text:style-name="T1"> reconstruct </text:span><text:span text:style-name="T96">a motion-corrupted </text:span><text:span text:style-name="T1">image (</text:span><text:span text:style-name="T98">e.g., </text:span><text:span text:style-name="T97">Atkinson et al, 1997; </text:span><text:span text:style-name="T1">Aksoy et al., 2012). </text:span><text:span text:style-name="T99">Reconstruction a</text:span><text:span text:style-name="T95">pproaches, such as the entropy focus criterion, tend to be </text:span><text:span text:style-name="T1">computationally intensive, </text:span><text:span text:style-name="T102">requiring significant computing resources and </text:span><text:span text:style-name="T95">potentially limiting their present clinical utility. </text:span><text:span text:style-name="T103">However</text:span><text:span text:style-name="T100">, reconstruction approaches to motion correction are appealing as they do not require modifications of the pulse sequence or the installation and calibration of additional hardware.</text:span><text:line-break/><text:line-break/><text:span text:style-name="T121">4.</text:span><text:span text:style-name="T124">2.2</text:span><text:span text:style-name="T4"> Adding </text:span><text:span text:style-name="T9">Group-Level </text:span><text:span text:style-name="T4">Covariates</text:span><text:line-break/><text:line-break/><text:span text:style-name="T1">One final approach to dealing with subject motion is to control for the effects of motion by adding group-level motion covariates in </text:span><text:span text:style-name="T83">general linear model (</text:span><text:span text:style-name="T1">GLM</text:span><text:span text:style-name="T83">)</text:span><text:span text:style-name="T1"> analyses.</text:span></text:p>
      <text:p text:style-name="P31"><text:span text:style-name="T81">Big with fMRI. But with </text:span><text:span text:style-name="T52">structural</text:span><text:span text:style-name="T81"> MRI??? </text:span><text:span text:style-name="T82">Found no </text:span><text:span text:style-name="T104">good </text:span><text:span text:style-name="T82">references</text:span><text:line-break/><text:line-break/><text:span text:style-name="T121">4.</text:span><text:span text:style-name="T122">3</text:span><text:span text:style-name="T4"> Prospective Motion Correction</text:span><text:line-break/><text:line-break/><text:span text:style-name="T1">Prospective motion correction (PMC) techniques </text:span><text:span text:style-name="T79">attempt to compensate for subject motion </text:span><text:span text:style-name="T86">in real time </text:span><text:span text:style-name="T79">by </text:span><text:span text:style-name="T1">updat</text:span><text:span text:style-name="T79">ing</text:span><text:span text:style-name="T1"> the parameters of the MRI </text:span><text:span text:style-name="T111">pulse </text:span><text:span text:style-name="T1">sequence as the data are being acquired </text:span><text:span text:style-name="T93">(i.e., within the course of </text:span><text:span text:style-name="T94">a single </text:span><text:span text:style-name="T93">TR)</text:span><text:span text:style-name="T1">, obviating </text:span><text:span text:style-name="T86">(or at least reducing)</text:span><text:span text:style-name="T1"> the need for </text:span><text:span text:style-name="T86">the RMC </text:span><text:span text:style-name="T1">techniques discussed </text:span><text:span text:style-name="T79">above</text:span><text:span text:style-name="T1">. Although a</text:span> <text:span text:style-name="T1">variety of PMC approaches have been proposed (for a review, see Maclaren et al., 201</text:span><text:span text:style-name="T41">3</text:span><text:span text:style-name="T1">), </text:span><text:span text:style-name="T94">these </text:span><text:span text:style-name="T1">mainly fall into one of two categories: those that use internal navigators and those that use external cameras to track and record subject motion.</text:span><text:line-break/><text:line-break/><text:span text:style-name="T121">4.</text:span><text:span text:style-name="T122">3</text:span><text:span text:style-name="T121">.1</text:span><text:span text:style-name="T4"> Internal </text:span><text:span text:style-name="T8">MR </text:span><text:span text:style-name="T4">Navigators</text:span><text:line-break/><text:line-break/><text:span text:style-name="T1">MR navigator techniques use the existing MR scanner technology (cf. optical cameras mounted on the scanner) to collect data on subject movement. </text:span><text:span text:style-name="T105">Navigator methods require the </text:span></text:p>
      <text:p text:style-name="P26"><text:span text:style-name="T188">PMC techniques utilizing n</text:span><text:span text:style-name="T1">avigator</text:span><text:span text:style-name="T85">s </text:span><text:span text:style-name="T1">increase scan time, which can make them less than ideal in clinical applications.</text:span><text:line-break/><text:line-break/><text:span text:style-name="T121">4.</text:span><text:span text:style-name="T122">3</text:span><text:span text:style-name="T121">.2 </text:span><text:span text:style-name="T4">External </text:span><text:span text:style-name="T8">Optical </text:span><text:span text:style-name="T4">Trackers</text:span><text:line-break/><text:line-break/><text:span text:style-name="T1">In contrast to internal navigator-based PMC systems, PMC systems can also make use of externally </text:span><text:soft-page-break/><text:span text:style-name="T1">mounted optical cameras to track a subject's head motion and update the parameters of data acquisition on the fly. </text:span><text:span text:style-name="T88">To</text:span><text:span text:style-name="T1"> illustrate this approach, consider the KinetiCor</text:span> <text:span text:style-name="T1">(Kineti</text:span><text:span text:style-name="T66">C</text:span><text:span text:style-name="T1">or </text:span><text:span text:style-name="T120">Inc.</text:span><text:span text:style-name="T1">, HI, USA) system. KinetiCor</text:span> <text:span text:style-name="T1">utilizes a </text:span><text:span text:style-name="T72">camera mounted inside the scanner to track a marker attached to the subject's head. Using a properly calibrated PMC system, the subject's head never leaves the scanner's field of view, thus obviating the need for </text:span><text:span text:style-name="T73">or severity of </text:span><text:span text:style-name="T72">the post-acquisition re-alignments and artifact corrections </text:span><text:span text:style-name="T73">of </text:span><text:span text:style-name="T74">the </text:span><text:span text:style-name="T72">RMC </text:span><text:span text:style-name="T73">techniques </text:span><text:span text:style-name="T74">discussed above</text:span><text:span text:style-name="T72">.</text:span></text:p>
      <text:p text:style-name="P22"><text:span text:style-name="T87">Such a system has the advantage of not increasing scan time, but p</text:span><text:span text:style-name="T80">roperly calibrating PMC systems is </text:span><text:span text:style-name="T84">a </text:span><text:span text:style-name="T80">non-trivial </text:span><text:span text:style-name="T84">task</text:span><text:span text:style-name="T80">. </text:span><text:span text:style-name="T89">Validation of PMC systems in patient populations is also a challenge, as the marker fixation methods used by PMC systems requiring external hardware such as optical cameras are not patient friendly (e.g., Maclaren et al., 2013, p. 633).</text:span><text:line-break/><text:line-break/><text:line-break/><text:span text:style-name="T121">5. </text:span><text:span text:style-name="T4">Proposed Research</text:span><text:line-break/><text:line-break/><text:line-break/></text:p>
      <text:p text:style-name="P46"/>
      <text:p text:style-name="P46"/>
      <text:p text:style-name="P46"/>
      <text:p text:style-name="P31"><text:span text:style-name="T121">6. </text:span><text:span text:style-name="T4">References</text:span><text:line-break/></text:p>
      <text:p text:style-name="P37"><text:span text:style-name="T131">Insel, T. R. (2014</text:span><text:span text:style-name="T132">a</text:span><text:span text:style-name="T131">, </text:span><text:span text:style-name="T132">February 12</text:span><text:span text:style-name="T131">). A </text:span><text:span text:style-name="T132">g</text:span><text:span text:style-name="T131">rowth chart for the mind </text:span><text:span text:style-name="T186">[Web log post]</text:span><text:span text:style-name="T131">. </text:span><text:span text:style-name="T132">Retrieved from</text:span><text:span text:style-name="T131"> <text:tab/></text:span><text:a xlink:type="simple" xlink:href="http://www.nimh.nih.gov/about/director/2014/a-growth-chart-for-the-mind.shtml" text:style-name="Internet_20_link" text:visited-style-name="Visited_20_Internet_20_Link"><text:span text:style-name="T180">http://www.nimh.nih.gov/about/director/2014/a-growth-chart-for-the-mind.shtml</text:span></text:a></text:p>
      <text:p text:style-name="P17"><text:span text:style-name="T1">Insel, T. R. (2014</text:span><text:span text:style-name="T42">b</text:span><text:span text:style-name="T1">). Mental disorders in childhood: Shifting the focus from behavioral symptoms to <text:tab/>neurodevelopmental trajectories. </text:span><text:span text:style-name="T43">Journal of the American Medical Association, </text:span><text:span text:style-name="T46">311</text:span><text:span text:style-name="T56">, 1727-<text:tab/>1728.</text:span></text:p>
      <text:p text:style-name="P18"><text:span text:style-name="T1">Callaghan, M. F. et al. (2015). An evaluation of prospective motion correction (PMC) for high resolution <text:tab/>quantitative MRI. </text:span><text:span text:style-name="T43">Frontiers in Neuroscience.</text:span></text:p>
      <text:p text:style-name="P13">Dale, A. M., Fischl, B., &amp; Sereno, M. I. (1999). Cortical surface-based analysis I. Segmentation and <text:tab/>surface reconstruction. <text:span text:style-name="T125">NeuroImage, 9</text:span>, 179-194.</text:p>
      <text:p text:style-name="P30"><text:span text:style-name="T54">Keshavan, M. S., &amp; Paus, T. (2015). Neurodevelopmental trajectories, disconnection, and <text:tab/>schizophrenia risk. </text:span><text:span text:style-name="T44">JAMA Psychiatry, </text:span><text:span text:style-name="T45">72, </text:span><text:span text:style-name="T55">943-945.</text:span></text:p>
      <text:p text:style-name="P30"><text:span text:style-name="T61">Paus, T., Keshavan, M., &amp; Giedd, J. N. </text:span><text:span text:style-name="T62">(2008). Why do many psychiatric disorders emerge during <text:tab/>adolescence? </text:span><text:span text:style-name="T53">Nature Reviews Neuroscience, 9</text:span><text:span text:style-name="T62">, 947-957. </text:span><text:line-break/></text:p>
      <text:p text:style-name="P39"><text:span text:style-name="T133">Pardoe, </text:span><text:span text:style-name="T166">H.,</text:span><text:span text:style-name="T133"> </text:span><text:span text:style-name="T167">Kucharsky, H., &amp; Kuzniecky, R.</text:span><text:span text:style-name="T133"> (in press). Motion and morphometry in </text:span><text:span text:style-name="T168">clinical</text:span><text:span text:style-name="T177"> </text:span><text:span text:style-name="T133">and <text:tab/>nonclinical populations. </text:span><text:span text:style-name="T175">NeuroImage.</text:span><text:span text:style-name="T177"><text:line-break/></text:span><text:soft-page-break/></text:p>
      <text:p text:style-name="P25"><text:span text:style-name="T1">Di Martino, </text:span><text:span text:style-name="T108">A</text:span><text:span text:style-name="T1">., et al. (2014). Unraveling the miswired</text:span> <text:span text:style-name="T1">connectome: A developmental perspective. <text:tab/></text:span><text:span text:style-name="T43">Neuron.</text:span><text:line-break/></text:p>
      <text:p text:style-name="P25"><text:span text:style-name="T1">Maclaren, J., </text:span><text:span text:style-name="T63">Herbst, M., Speck, O., &amp; Zaitsev, M. </text:span><text:span text:style-name="T1">(2013). Prospective motion correction in brain <text:tab/>imaging: A review. </text:span><text:span text:style-name="T43">Magnetic Resonance in Medicine, </text:span><text:span text:style-name="T47">69</text:span><text:span text:style-name="T57">, 621-636.</text:span><text:line-break/></text:p>
      <text:p text:style-name="P25"><text:span text:style-name="T64">Zaitsev, M., </text:span><text:span text:style-name="T1">Maclaren, J., </text:span><text:span text:style-name="T64">&amp; Herbst, M.</text:span><text:span text:style-name="T1"> (2015). Motion artifacts in MRI: A complex problem with many <text:tab/>partial solutions. </text:span><text:span text:style-name="T43">Journal of Magnetic Resonanc</text:span><text:span text:style-name="T48">e</text:span><text:span text:style-name="T43"> Imaging</text:span></text:p>
      <text:p text:style-name="P25"><text:span text:style-name="T1">Reuter, M., </text:span><text:span text:style-name="T76">Tisdall, M. D., Qureshi, A., Buckner. R. L., van der Kouwe, A. J., &amp; Fischl, B.</text:span><text:span text:style-name="T1"> et al. (2015). <text:tab/>Head motion during MRI acquisition reduces gray matter volume and thickness estimates. <text:tab/></text:span><text:span text:style-name="T43">NeuroImage, </text:span><text:span text:style-name="T51">107</text:span><text:span text:style-name="T60">, 107-115.</text:span><text:line-break/></text:p>
      <text:p text:style-name="P25"><text:span text:style-name="T1">The ADHD-200 Consortium (2012). The ADHD-200 Consortium: A model to advance the translational <text:tab/>potential of neuroimaging in clinical neuroscience. </text:span><text:span text:style-name="T43">Frontiers in Systems Neuroscience.</text:span><text:line-break/></text:p>
      <text:p text:style-name="P19"><text:span text:style-name="T1">G</text:span><text:span text:style-name="T116">i</text:span><text:span text:style-name="T1">edd, J. N., &amp; Rapoport, J. L. (2010). Structural MRI of pediatric brain development: What have we learned and where are we going? </text:span><text:span text:style-name="T43">Neuron, </text:span><text:span text:style-name="T58">67, 728-734.</text:span></text:p>
      <text:p text:style-name="P21"><text:span text:style-name="T58">Shaw, P., Gogtay, N., &amp; Rapoport, J. (2010). Childhood psychiatric disorders as anaomalies in neurodevelopmental trajectories. </text:span><text:span text:style-name="T49">Human Brain Mapping, 31</text:span><text:span text:style-name="T58">, 917-925.</text:span></text:p>
      <text:p text:style-name="P15"/>
      <text:p text:style-name="P38"><text:span text:style-name="T127">Gholipour et al. (2013). </text:span><text:span text:style-name="T184">Motion-</text:span><text:span text:style-name="T185">r</text:span><text:span text:style-name="T184">obust MRI through </text:span><text:span text:style-name="T185">r</text:span><text:span text:style-name="T184">eal-</text:span><text:span text:style-name="T185">t</text:span><text:span text:style-name="T184">ime </text:span><text:span text:style-name="T185">m</text:span><text:span text:style-name="T184">otion </text:span><text:span text:style-name="T185">t</text:span><text:span text:style-name="T184">racking and </text:span><text:span text:style-name="T185">r</text:span><text:span text:style-name="T184">etrospective </text:span><text:span text:style-name="T185">s</text:span><text:span text:style-name="T184">uper-</text:span><text:span text:style-name="T185">r</text:span><text:span text:style-name="T184">esolution </text:span><text:span text:style-name="T185">v</text:span><text:span text:style-name="T184">olume </text:span><text:span text:style-name="T185">rec</text:span><text:span text:style-name="T184">onstruction. IEEE Engineering Medicine etc. etc. proceedings. </text:span><text:a xlink:type="simple" xlink:href="http://www.ncbi.nlm.nih.gov/pmc/articles/PMC3687083/" text:style-name="Internet_20_link" text:visited-style-name="Visited_20_Internet_20_Link"><text:span text:style-name="T127">http://www.ncbi.nlm.nih.gov/pmc/articles/PMC3687083/</text:span></text:a></text:p>
      <text:h text:style-name="P41" text:outline-level="1"><text:span text:style-name="T165">Gholipour, A., Estroff, J. A., &amp; Warfield, S. K. (2010). </text:span><text:span text:style-name="T164">Robust </text:span><text:span text:style-name="T165">s</text:span><text:span text:style-name="T164">uper-resolution </text:span><text:span text:style-name="T165">v</text:span><text:span text:style-name="T164">olume </text:span><text:span text:style-name="T165">r</text:span><text:span text:style-name="T164">econstruction from </text:span><text:span text:style-name="T165">s</text:span><text:span text:style-name="T164">lice </text:span><text:span text:style-name="T165">a</text:span><text:span text:style-name="T164">cquisitions: Application to </text:span><text:span text:style-name="T165">f</text:span><text:span text:style-name="T164">etal </text:span><text:span text:style-name="T165">b</text:span><text:span text:style-name="T164">rain MRI. </text:span><text:span text:style-name="T176">IEEE Transactions on Medical Imaging, 29,</text:span><text:span text:style-name="T165"> pages??</text:span><text:span text:style-name="T177"><text:line-break/></text:span></text:h>
      <text:p text:style-name="P25"><text:span text:style-name="T1">Alexander-Bloch, A., et al. (2016). Subtle in-scanner motion biases automated measurement of brain <text:tab/>anatomy from in vivo MRI. </text:span><text:span text:style-name="T43">Human Brain Mapping.</text:span><text:line-break/></text:p>
      <text:p text:style-name="P25"><text:span text:style-name="T1">Aksoy, M. et al. (2012). Hybrid prospective and retrospective head motion correction to mitigate cross-calibration errors. </text:span><text:span text:style-name="T43">Magnetic Resonance in Medicine.</text:span><text:line-break/></text:p>
      <text:p text:style-name="P25"><text:span text:style-name="T1">Chen, H. et al. (2015). Quantile rank maps: A new tool for understanding individual brain development. </text:span><text:span text:style-name="T43">NeuroImage.</text:span><text:line-break/><text:soft-page-break/></text:p>
      <text:p text:style-name="P25"><text:span text:style-name="T1">Woods-Frohlich, L., Martin, T., &amp; Malisza, K. L. (2016). Training Children to Reduce Motion and <text:tab/>Increase Success of MRI Scanning. </text:span><text:span text:style-name="T43">Current Medical Imaging Reviews.</text:span></text:p>
      <text:p text:style-name="P11">Shaw, P. et al. (2007). Attention-deficit/hyperactivity disorder is characterized by a delay in cortical <text:tab/>maturation. <text:span text:style-name="T125">Proceedings of the National Academy of Sciences.</text:span></text:p>
      <text:p text:style-name="P14">Mills, K. L., &amp; Tamnes, C. K. (2014). Methods and considerations for longitudinal structural brain <text:tab/>imaging analysis across development. <text:span text:style-name="T125">Developmental Cognitive Neuroscience, </text:span>9, 172-190.</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56:23.682925293</meta:creation-date>
    <dc:date>2016-05-12T13:54:10.533905547</dc:date>
    <meta:editing-duration>PT11H6M19S</meta:editing-duration>
    <meta:editing-cycles>147</meta:editing-cycles>
    <meta:generator>LibreOffice/5.0.5.2$Linux_X86_64 LibreOffice_project/00m0$Build-2</meta:generator>
    <meta:print-date>2016-05-11T10:47:30.049881803</meta:print-date>
    <meta:document-statistic meta:table-count="0" meta:image-count="0" meta:object-count="0" meta:page-count="9" meta:paragraph-count="53" meta:word-count="3120" meta:character-count="21904" meta:non-whitespace-character-count="18764"/>
  </office:meta>
</office:document-meta>
</file>